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0a59d" officeooo:paragraph-rsid="0010a59d"/>
    </style:style>
    <style:style style:name="P2" style:family="paragraph" style:parent-style-name="Standard">
      <style:paragraph-properties fo:text-align="center" style:justify-single-word="false"/>
      <style:text-properties officeooo:rsid="0010a59d" officeooo:paragraph-rsid="0010a59d"/>
    </style:style>
    <style:style style:name="P3" style:family="paragraph" style:parent-style-name="Standard">
      <style:paragraph-properties fo:text-align="center" style:justify-single-word="false"/>
      <style:text-properties officeooo:rsid="0010cfd6" officeooo:paragraph-rsid="0010cfd6"/>
    </style:style>
    <style:style style:name="P4" style:family="paragraph" style:parent-style-name="Standard">
      <style:text-properties officeooo:rsid="000a9f41" officeooo:paragraph-rsid="000a9f41"/>
    </style:style>
    <style:style style:name="P5" style:family="paragraph" style:parent-style-name="Standard">
      <style:text-properties officeooo:rsid="000a9f41" officeooo:paragraph-rsid="000dbca4"/>
    </style:style>
    <style:style style:name="P6" style:family="paragraph" style:parent-style-name="Standard">
      <style:text-properties officeooo:rsid="000c1138" officeooo:paragraph-rsid="000c1138"/>
    </style:style>
    <style:style style:name="P7" style:family="paragraph" style:parent-style-name="Standard">
      <style:text-properties officeooo:rsid="000c1138" officeooo:paragraph-rsid="00121c15"/>
    </style:style>
    <style:style style:name="T1" style:family="text">
      <style:text-properties officeooo:rsid="000dbca4"/>
    </style:style>
    <style:style style:name="T2" style:family="text">
      <style:text-properties officeooo:rsid="000c1138"/>
    </style:style>
    <style:style style:name="T3" style:family="text">
      <style:text-properties officeooo:rsid="00121c15"/>
    </style:style>
    <style:style style:name="T4" style:family="text">
      <style:text-properties officeooo:rsid="000ea87b"/>
    </style:style>
    <style:style style:name="T5" style:family="text">
      <style:text-properties officeooo:rsid="0012bf25"/>
    </style:style>
    <style:style style:name="T6"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LHELLE MIGUEL</text:p>
      <text:p text:style-name="P1">HAI704I – Architecture logicielle distribuée</text:p>
      <text:p text:style-name="P1"/>
      <text:p text:style-name="P2">Création et consommation d’un Web Service SOAP, en Java avec le framework Spring Boot. </text:p>
      <text:p text:style-name="P2"/>
      <text:p text:style-name="P2">Master Informatique – Intégration de compétences (Ico)</text:p>
      <text:p text:style-name="P2"/>
      <text:p text:style-name="P3">________________________________________________________________________________</text:p>
      <text:p text:style-name="Standard"/>
      <text:p text:style-name="Standard"/>
      <text:p text:style-name="Standard"/>
      <text:p text:style-name="P4">Création du client qui va consommer le Web Service SOAP crée précédemment.</text:p>
      <text:p text:style-name="P4"/>
      <text:p text:style-name="P4">Étant donné que ma conception du TP n’est pas de développer un Web Service pour un hôtel qui sera utilisé par une agence, mais bien le web service d’une agence pour un tiers. J’ai pensé que ce serait évident que ce soit un comparateur d’hôtel à grande échelle qui l’utilise. Et ce serait donc ça le client à créer, bien qu’il n’intégrerait qu’une seule agence, avec le web service crée précédemment.</text:p>
      <text:p text:style-name="P4"/>
      <text:p text:style-name="P5">Il était donc hors de question de créer une application CLI, mais bien d’avoir une interface graphique pour ce client, plusieurs questions se sont alors posées. Étant donné <text:span text:style-name="T1">que ce client est un</text:span> programme de comparateur d’hôtel à travers (hypothétiquement) plusieurs agences, ça me paraît logique que ce soit développer en html/css/js et fournit une page web pensée pour un navigateur web. </text:p>
      <text:p text:style-name="P5">Cependant, le TP doit être effectué en Java, et je me serais trop éloigné du sujet initial, ce que j’ai déjà commencé à faire en créant comme client un comparateur d’agence, et non pas une agence. <text:span text:style-name="T2">Donc j’ai décidé de bien rester en Java, et de continuer d’utiliser Spring que je ne maîtrise toujours pas </text:span><text:span text:style-name="T1">pleinement</text:span><text:span text:style-name="T2">. Pour l’interface graphique, j'ai donc eu le choix entre JavaFx et Swing, j’ai voulu dans un premier temps utiliser JavaFx puisque c’est une technologie plus moderne, et j’imagine qu’elle rendra obsolète Swing un jour, et étant donné qu'elle est plus complexe, j'apprendrai plus avec JavaFx. </text:span></text:p>
      <text:p text:style-name="P6">Cependant j’ai réalisé que la courbe d’apprentissage devenait <text:span text:style-name="T3">vraiment </text:span>très raide, puisque je ne maîtrisais pas encore pleinement les projets Maven, le framework spring, et se rajouter JavaFx me causerait énormément de difficulté, étant donné que je développe en Java 11, <text:span text:style-name="T4">J</text:span>avaFx n’est pas intégré et devrait être rajouté via des dépendances, cela devenait déjà <text:span text:style-name="T1">trop</text:span> complexe. Et swing paraît plus simple d’utilisation. </text:p>
      <text:p text:style-name="P6"/>
      <text:p text:style-name="P7">J’ai donc décidé de développer un client utilisant Spring Boot <text:span text:style-name="T1">ainsi que </text:span>Swing et consommant le Web Service précédemment crée pour faire un comparateur d’hôtel. <text:span text:style-name="T1">J’ai pris ces décisions pour rester sur une courbe d’apprentissage et un niveau de difficulté réaliste. </text:span></text:p>
      <text:p text:style-name="P7">Le client n’est pas complet puisque hypothétiquement, il serait censé consommer plusieurs web service<text:span text:style-name="T5">s</text:span> de différente agence, et il n’en consomme qu’un seul dans mon cas. </text:p>
      <text:p text:style-name="P6"/>
      <text:p text:style-name="P6"><text:tab/><text:span text:style-name="T6">Éventuellement, dans une prochaine étape, je pourrais essayer de le faire consommer un Web Service existant déjà d’une agence d’hôtel en France. Puisqu’en réalité, on ne développe pas le client de son propre web service, donc si le temps me le permet, mon client consommera le web service crée précédemment, mais également un web service SOAP existan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1T10:56:46.299000000</meta:creation-date>
    <dc:date>2024-12-01T11:14:30.430000000</dc:date>
    <meta:editing-duration>PT17M41S</meta:editing-duration>
    <meta:editing-cycles>8</meta:editing-cycles>
    <meta:generator>LibreOffice/24.8.3.2$Windows_X86_64 LibreOffice_project/48a6bac9e7e268aeb4c3483fcf825c94556d9f92</meta:generator>
    <meta:document-statistic meta:table-count="0" meta:image-count="0" meta:object-count="0" meta:page-count="1" meta:paragraph-count="13" meta:word-count="460" meta:character-count="2956" meta:non-whitespace-character-count="2500"/>
  </office:meta>
</office:document-meta>
</file>